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text-properties fo:font-style="normal" style:font-style-asian="normal" style:font-style-complex="normal"/>
    </style:style>
    <style:style style:name="P39" style:family="paragraph" style:parent-style-name="Heading_20_1">
      <style:text-properties fo:language="en" fo:country="US" fo:font-style="normal" style:font-style-asian="normal" style:font-style-complex="norm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2">
      <style:text-properties fo:language="en" fo:country="US"/>
    </style:style>
    <style:style style:name="P43" style:family="paragraph" style:parent-style-name="Heading_20_2">
      <style:text-properties fo:language="en" fo:country="US" fo:font-style="normal" style:font-style-asian="normal" style:font-style-complex="normal"/>
    </style:style>
    <style:style style:name="P44" style:family="paragraph" style:parent-style-name="Heading_20_2">
      <style:text-properties fo:font-style="normal" style:font-style-asian="normal" style:font-style-complex="normal"/>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6">2 – New entities<text:tab/>9</text:p>
          <text:p text:style-name="P37">2.1 – func_breakable<text:tab/>9</text:p>
          <text:p text:style-name="P37">2.2 – func_door_rotating<text:tab/>10</text:p>
          <text:p text:style-name="P37">2.3 – holdable_key_*<text:tab/>11</text:p>
          <text:p text:style-name="P37">2.4 – info_backpack<text:tab/>11</text:p>
          <text:p text:style-name="P37">2.5 – info_camera<text:tab/>12</text:p>
          <text:p text:style-name="P37">2.6 – info_waypoint<text:tab/>12</text:p>
          <text:p text:style-name="P37">2.7 – item_armor_vest<text:tab/>13</text:p>
          <text:p text:style-name="P37">2.8 – shooter_bfg<text:tab/>13</text:p>
          <text:p text:style-name="P37">2.9 – target_botremove<text:tab/>14</text:p>
          <text:p text:style-name="P37">2.10 – target_botspawn<text:tab/>14</text:p>
          <text:p text:style-name="P37">2.11 - target_cutscene<text:tab/>15</text:p>
          <text:p text:style-name="P37">2.12 – target_debrisemitter<text:tab/>16</text:p>
          <text:p text:style-name="P37">2.13 – target_earthquake<text:tab/>16</text:p>
          <text:p text:style-name="P37">2.14 – target_effect<text:tab/>16</text:p>
          <text:p text:style-name="P37">2.15 – target_finish<text:tab/>17</text:p>
          <text:p text:style-name="P37">2.16 – target_gravity<text:tab/>18</text:p>
          <text:p text:style-name="P37">2.17 – target_logic<text:tab/>18</text:p>
          <text:p text:style-name="P37">2.18 – target_mapchange<text:tab/>18</text:p>
          <text:p text:style-name="P37">2.19 – target_modify<text:tab/>19</text:p>
          <text:p text:style-name="P37">2.20 – target_music<text:tab/>19</text:p>
          <text:p text:style-name="P37">2.21 – target_objective<text:tab/>19</text:p>
          <text:p text:style-name="P37">2.22 – target_playerspeed<text:tab/>19</text:p>
          <text:p text:style-name="P37">2.23 – target_playerstats<text:tab/>20</text:p>
          <text:p text:style-name="P37">2.24 – target_script<text:tab/>20</text:p>
          <text:p text:style-name="P37">2.25 – target_skill<text:tab/>20</text:p>
          <text:p text:style-name="P37">2.26 – target_unlink<text:tab/>20</text:p>
          <text:p text:style-name="P37">2.27 – target_variable<text:tab/>21</text:p>
          <text:p text:style-name="P37">2.28 – trigger_death<text:tab/>21</text:p>
          <text:p text:style-name="P37">2.29 – trigger_frag<text:tab/>22</text:p>
          <text:p text:style-name="P37">2.30 – trigger_lock<text:tab/>22</text:p>
          <text:p text:style-name="P36">3 – Modified entities<text:tab/>23</text:p>
          <text:p text:style-name="P37">3.1 – worldspawn<text:tab/>23</text:p>
          <text:p text:style-name="P37">3.2 – func_bobbing<text:tab/>23</text:p>
          <text:p text:style-name="P37">3.3 – func_button<text:tab/>24</text:p>
          <text:p text:style-name="P37">3.4 – func_door<text:tab/>24</text:p>
          <text:p text:style-name="P37">3.5 – func_rotating<text:tab/>24</text:p>
          <text:p text:style-name="P37">3.6 – func_static<text:tab/>24</text:p>
          <text:p text:style-name="P37">3.7 – func_timer<text:tab/>24</text:p>
          <text:p text:style-name="P37">3.8 – func_train<text:tab/>24</text:p>
          <text:p text:style-name="P37">3.9 – holdable_teleporter<text:tab/>25</text:p>
          <text:p text:style-name="P37">3.10 – path_corner<text:tab/>25</text:p>
          <text:p text:style-name="P37">3.11 – shooter_*<text:tab/>25</text:p>
          <text:p text:style-name="P37">3.12 – target_delay<text:tab/>25</text:p>
          <text:p text:style-name="P37">3.13 – target_print<text:tab/>25</text:p>
          <text:p text:style-name="P37">3.14 – target_relay<text:tab/>25</text:p>
          <text:p text:style-name="P37">3.15 – target_remove_powerups<text:tab/>26</text:p>
          <text:p text:style-name="P37"><text:soft-page-break/>3.16 – target_speaker<text:tab/>26</text:p>
          <text:p text:style-name="P37">3.17 – trigger_hurt<text:tab/>26</text:p>
          <text:p text:style-name="P37">3.18 – Item pickup entities<text:tab/>26</text:p>
          <text:p text:style-name="P37">3.19 – Spawnpoints <text:tab/>26</text:p>
          <text:p text:style-name="P37">3.20 – targeting entities<text:tab/>27</text:p>
          <text:p text:style-name="P37">3.21 – Constant light on func_* entities<text:tab/>27</text:p>
          <text:p text:style-name="P36">4 – Miscellaneous info for level designers<text:tab/>28</text:p>
          <text:p text:style-name="P37">4.1 – Configuring GtkRadiant<text:tab/>28</text:p>
          <text:p text:style-name="P37">4.2 – Creating ladders<text:tab/>29</text:p>
          <text:p text:style-name="P37">4.3 – Fade-in<text:tab/>29</text:p>
          <text:p text:style-name="P37">4.4 – The effect of sv_maxclients<text:tab/>29</text:p>
          <text:p text:style-name="P37">4.5 – Creating an .arena file for your map<text:tab/>29</text:p>
          <text:p text:style-name="P37">4.6 – Using scripts with target_script<text:tab/>30</text:p>
          <text:p text:style-name="P36">5 – New cvars and console commands<text:tab/>31</text:p>
        </text:index-body>
      </text:table-of-content>
      <text:p text:style-name="Standard"/>
      <text:h text:style-name="P40"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41"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42"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28653360"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28644185"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secrets found, skill or in-level entities that add score.</text:p>
      <text:p text:style-name="P24">Carnage score:</text:p>
      <text:p text:style-name="P22">Every time the player kills an enemy, the amount of health that enemy spawned with is added to the carnage score of the player. Also, when the player hits a target_score entity, the score of this entity is added to the carnage score.</text:p>
      <text:p text:style-name="P24">Accuracy bonus:</text:p>
      <text:p text:style-name="P25">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5">To calculate the accuracy bonus, the game takes 50% of the carnage score and takes a <text:soft-page-break/>percentage from that equal to the accuracy percentage. </text:p>
      <text:p text:style-name="P25">This basically means that if a player has a carnage score of 1500 points and he has an accuracy of 60%, then the accuracy bonus will be worth 450 points (1500 / 2 * 60%).</text:p>
      <text:p text:style-name="P24">Skill bonus:</text:p>
      <text:p text:style-name="P25">The current skill level the player is playing at results in a bonus as well. This bonus is a percentage of the carnage score of the player. Playing at a higher skill level increases the percentage of the bonus:</text:p>
      <text:p text:style-name="P25">Beginner (easiest) : 0%</text:p>
      <text:p text:style-name="P25">Easy : 5%</text:p>
      <text:p text:style-name="P25">Medium: 10%</text:p>
      <text:p text:style-name="P25">Hard: 15%</text:p>
      <text:p text:style-name="P25">Nightmare (hardest): 20%</text:p>
      <text:p text:style-name="P24">Secrets bonus:</text:p>
      <text:p text:style-name="P25">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4">Deaths penalty:</text:p>
      <text:p text:style-name="P25">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4">Total score:</text:p>
      <text:p text:style-name="P25">The total score of a player is equal to the carnage score + accuracy bonus + skill bonus + secrets bonus + deaths penalty.</text:p>
      <text:p text:style-name="P25"/>
      <text:h text:style-name="P40"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28651809"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2"/>
      <text:p text:style-name="P26">Spawnflags:</text:p>
      <text:list xml:id="list28651198"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28649477"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6">Spawnflags:</text:p>
      <text:list xml:id="list28655883"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1"/>
      <text:p text:style-name="P31"/>
      <text:p text:style-name="P31"/>
      <text:p text:style-name="P31"/>
      <text:p text:style-name="P31"/>
      <text:p text:style-name="P31"/>
      <text:p text:style-name="P31"/>
      <text:p text:style-name="P31"/>
      <text:p text:style-name="P31"/>
      <text:h text:style-name="P42"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2"><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8644830"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7">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28634212"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6"/>
      <text:p text:style-name="P26">Spawnflags:</text:p>
      <text:list xml:id="list28645673" text:continue-list="list28651198" text:style-name="L4">
        <text:list-item>
          <text:p text:style-name="P49">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28642244"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6">Spawnflags:</text:p>
      <text:list xml:id="list28647170"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text:soft-page-break/>Keys:</text:p>
      <text:list xml:id="list28656289"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item>
          <text:p text:style-name="P75">wait : number of seconds bot will wait at waypoint before moving on. -1 will make the bot wait indefinitely. When attacked, the bot will still break free and return fire (default 0).</text:p>
        </text:list-item>
      </text:list>
      <text:p text:style-name="P28"/>
      <text:h text:style-name="P42"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28633965"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6"/>
      <text:p text:style-name="P26">Spawnflags:</text:p>
      <text:list xml:id="list28675632" text:continue-list="list28645673" text:style-name="L4">
        <text:list-item>
          <text:p text:style-name="P49">SUSPENDED : item will spawn where it was placed in map and won't drop to the floor.</text:p>
        </text:list-item>
      </text:list>
      <text:h text:style-name="P42"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28635898"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6"/>
      <text:p text:style-name="P26">Spawnflags:</text:p>
      <text:list xml:id="list28630961"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text:soft-page-break/>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28652514"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6">Spawnflags</text:p>
      <text:list xml:id="list28654338"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42"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4" svg:width="4.234cm" svg:height="3.271cm" svg:x="12.534cm" svg:y="-0.108cm"><draw:text-box><text:p text:style-name="P83"><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text:soft-page-break/>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28631678"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6"/>
      <text:p text:style-name="P26">Spawnflags:<text:line-break/></text:p>
      <text:list xml:id="list28646821"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28663505"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ext:soft-page-break/>targetname : activating entity points to this.</text:p>
        </text:list-item>
        <text:list-item>
          <text:p text:style-name="P62">targetname2 : activating entity points to this.</text:p>
        </text:list-item>
      </text:list>
      <text:p text:style-name="P26">Spawnflags</text:p>
      <text:list xml:id="list28634407" text:style-name="L20">
        <text:list-item>
          <text:p text:style-name="P63">HALT_AI : Freezes all enemies in place while the cutscene is running.</text:p>
        </text:list-item>
      </text:list>
      <text:p text:style-name="P26"/>
      <text:h text:style-name="P42"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28643225" text:style-name="L21">
        <text:list-item>
          <text:p text:style-name="P64">targetname : activating trigger points to this.</text:p>
        </text:list-item>
        <text:list-item>
          <text:p text:style-name="P64">count : The number of debris pieces to emit (default = 10).</text:p>
        </text:list-item>
      </text:list>
      <text:p text:style-name="P26">Spawnflags:</text:p>
      <text:list xml:id="list28653333"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28634773" text:style-name="L23">
        <text:list-item>
          <text:p text:style-name="P76">targetname : activating trigger points to this.</text:p>
        </text:list-item>
        <text:list-item>
          <text:p text:style-name="P76">length : duration of the earthquake in seconds (2 - 32)</text:p>
        </text:list-item>
        <text:list-item>
          <text:p text:style-name="P76">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28634857"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8">Spawnflags</text:p>
      <text:list xml:id="list28649318"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text:soft-page-break/>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28641207" text:style-name="L26">
        <text:list-item>
          <text:p text:style-name="P82">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28632794" text:style-name="L27">
        <text:list-item>
          <text:p text:style-name="P66">count : amount of gravity to apply (defaults to the value set to g_gravity).</text:p>
        </text:list-item>
        <text:list-item>
          <text:p text:style-name="P66">targetname : activating trigger points to this.</text:p>
        </text:list-item>
      </text:list>
      <text:p text:style-name="P26"/>
      <text:p text:style-name="P26">Spawnflags:</text:p>
      <text:list xml:id="list28651741" text:style-name="L28">
        <text:list-item>
          <text:p text:style-name="P67">GLOBAL : all players are affected instead of only the activator.</text:p>
        </text:list-item>
      </text:list>
      <text:h text:style-name="P42"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8666717" text:continue-list="list28634857"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28645635"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
      <text:h text:style-name="P42"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8644282" text:continue-numbering="true" text:style-name="L24">
        <text:list-item>
          <text:p text:style-name="P68"><text:soft-page-break/>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8663758" text:continue-numbering="true" text:style-name="L24">
        <text:list-item>
          <text:p text:style-name="P68">target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28648831"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42"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8651866" text:continue-list="list28663758" text:style-name="L24">
        <text:list-item>
          <text:p text:style-name="P68">targetname : activating trigger points to this.</text:p>
        </text:list-item>
        <text:list-item>
          <text:p text:style-name="P68">message : the objective text.</text:p>
        </text:list-item>
      </text:list>
      <text:p text:style-name="P13"/>
      <text:p text:style-name="P13">Spawnflags:</text:p>
      <text:list xml:id="list28646413"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42"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text:soft-page-break/></text:p>
      <text:p text:style-name="P13">Keys:</text:p>
      <text:list xml:id="list28670945"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8636376"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8"><text:line-break/>Spawnflags:</text:p>
      <text:list xml:id="list28659599"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28672722" text:continue-list="list28670945" text:style-name="L24">
        <text:list-item>
          <text:p text:style-name="P68">targetname : ativating entity points to this.</text:p>
        </text:list-item>
        <text:list-item>
          <text:p text:style-name="P6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8649515" text:continue-numbering="true" text:style-name="L24">
        <text:list-item>
          <text:p text:style-name="P68">targetname : activating entity points to this.</text:p>
        </text:list-item>
        <text:list-item>
          <text:p text:style-name="P68">skill : the skill level to apply. 1 is easiest, 5 is hardest (default = 2).</text:p>
        </text:list-item>
      </text:list>
      <text:h text:style-name="P42"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28652495" text:style-name="L32">
        <text:list-item>
          <text:p text:style-name="P69">targetname : activating trigger points to this.</text:p>
        </text:list-item>
        <text:list-item>
          <text:p text:style-name="P69">target : this points to entities to link/unlink when this entity is triggered.</text:p>
        </text:list-item>
      </text:list>
      <text:p text:style-name="P26"/>
      <text:p text:style-name="P26"><text:soft-page-break/>Spawnflags:</text:p>
      <text:list xml:id="list28638676" text:style-name="L33">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1">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28639147"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7">Spawnflags:</text:p>
      <text:list xml:id="list28659172"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42"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8655953" text:continue-list="list28649515"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text:soft-page-break/></text:p>
      <text:p text:style-name="P14"/>
      <text:p text:style-name="P14">Spawnflags:</text:p>
      <text:list xml:id="list28668732" text:continue-numbering="true" text:style-name="L24">
        <text:list-item>
          <text:p text:style-name="P74">TRIGGER_ONCE : The trigger will only fire once.</text:p>
        </text:list-item>
      </text:list>
      <text:p text:style-name="P14"/>
      <text:h text:style-name="P43"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28662425"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28675482"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42"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8661766"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28652154"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text:soft-page-break/>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9"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text:soft-page-break/>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text:soft-page-break/>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4" text:outline-level="2">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4"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4"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text:soft-page-break/>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4"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text:soft-page-break/>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40"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oft-page-break/><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2-01-10T08:52:27.95</dc:date>
    <meta:editing-duration>PT22H35M10S</meta:editing-duration>
    <meta:editing-cycles>320</meta:editing-cycles>
    <meta:generator>LibreOffice/3.3$Win32 LibreOffice_project/330m19$Build-202</meta:generator>
    <meta:document-statistic meta:table-count="0" meta:image-count="14" meta:object-count="0" meta:page-count="33" meta:paragraph-count="654" meta:word-count="14133" meta:character-count="81295"/>
  </office:meta>
</office:document-meta>
</file>